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1.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tspannung/V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</table:table-row>
      </table:table>
      <table:table table:name="2.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\_0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.06" calcext:value-type="float">
            <text:p>0,06</text:p>
          </table:table-cell>
        </table:table-row>
      </table:table>
      <table:table table:name="2.3" table:style-name="ta1">
        <table:table-column table:style-name="co1" table:number-columns-repeated="15" table:default-cell-style-name="Default"/>
        <table:table-row table:style-name="ro1">
          <table:table-cell table:formula="of:=1/SQRT(2)" office:value-type="float" office:value="0.707106781186547" calcext:value-type="float">
            <text:p>0,707106781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2.4" calcext:value-type="float">
            <text:p>12,4</text:p>
          </table:table-cell>
          <table:table-cell/>
          <table:table-cell table:formula="of:=12.7*[.A1]" office:value-type="float" office:value="8.98025612106915" calcext:value-type="float">
            <text:p>8,9802561211</text:p>
          </table:table-cell>
          <table:table-cell/>
          <table:table-cell table:formula="of:=[.C3]*[.A1]" office:value-type="float" office:value="6.35" calcext:value-type="float">
            <text:p>6,35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table:formula="of:=[.A8]/[.C8]" office:value-type="float" office:value="84.9315068493151" calcext:value-type="float">
            <text:p>84,9315068493</text:p>
          </table:table-cell>
          <table:table-cell/>
          <table:table-cell office:value-type="string" calcext:value-type="string">
            <text:p>1kHz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A$1]*[.A8]" office:value-type="float" office:value="8.76812408671319" calcext:value-type="float">
            <text:p>8,7681240867</text:p>
          </table:table-cell>
          <table:table-cell/>
          <table:table-cell table:formula="of:=100*[.J8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formula="of:=[.C9]*[.E9]" office:value-type="float" office:value="1.46" calcext:value-type="float">
            <text:p>1,46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1,3 kHz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75.7" calcext:value-type="float">
            <text:p>275,7</text:p>
          </table:table-cell>
          <table:table-cell/>
          <table:table-cell table:formula="of:=[.$A$1]*[.A9]" office:value-type="float" office:value="1.03237590053236" calcext:value-type="float">
            <text:p>1,0323759005</text:p>
          </table:table-cell>
          <table:table-cell/>
          <table:table-cell table:formula="of:=10*[.J9]" office:value-type="float" office:value="2757" calcext:value-type="float">
            <text:p>2757</text:p>
          </table:table-cell>
          <table:table-cell/>
        </table:table-row>
        <table:table-row table:style-name="ro1">
          <table:table-cell table:formula="of:=146/1000" office:value-type="float" office:value="0.146" calcext:value-type="float">
            <text:p>0,146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table:formula="of:=146/1000" office:value-type="float" office:value="0.146" calcext:value-type="float">
            <text:p>0,146</text:p>
          </table:table-cell>
          <table:table-cell/>
          <table:table-cell table:formula="of:=[.J10]/[.A1]" office:value-type="float" office:value="3203.19371877506" calcext:value-type="float">
            <text:p>3203,1937187751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265" calcext:value-type="float">
            <text:p>2265</text:p>
          </table:table-cell>
          <table:table-cell/>
          <table:table-cell table:formula="of:=[.$A$1]*[.A10]" office:value-type="float" office:value="0.103237590053236" calcext:value-type="float">
            <text:p>0,1032375901</text:p>
          </table:table-cell>
          <table:table-cell/>
          <table:table-cell office:value-type="float" office:value="2265" calcext:value-type="float">
            <text:p>226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table:style-name="ce1" table:formula="of:=AVERAGE([.N7:.N11])" office:value-type="float" office:value="2474" calcext:value-type="float">
            <text:p>2474</text:p>
          </table:table-cell>
          <table:table-cell table:style-name="ce1" table:formula="of:=STDEVP([.N7:.N11])" office:value-type="float" office:value="207.562038918488" calcext:value-type="float">
            <text:p>207,5620389185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office:value-type="string" calcext:value-type="string">
            <text:p>-3dB Frequenz/Hz</text:p>
          </table:table-cell>
          <table:table-cell office:value-type="string" calcext:value-type="string">
            <text:p>Verstärkungs-Bandbreite-Produkt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J8]" office:value-type="float" office:value="24" calcext:value-type="float">
            <text:p>24</text:p>
          </table:table-cell>
          <table:table-cell table:formula="of:=[.N8]" office:value-type="float" office:value="2400" calcext:value-type="float">
            <text:p>2400</text:p>
          </table:table-cell>
          <table:table-cell table:number-columns-repeated="10"/>
          <table:table-cell office:value-type="float" office:value="3000" calcext:value-type="float">
            <text:p>3000</text:p>
          </table:table-cell>
          <table:table-cell office:value-type="string" calcext:value-type="string">
            <text:p>LLIteraturwe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9]" office:value-type="float" office:value="275.7" calcext:value-type="float">
            <text:p>275,7</text:p>
          </table:table-cell>
          <table:table-cell table:formula="of:=[.N9]" office:value-type="float" office:value="2757" calcext:value-type="float">
            <text:p>275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10]" office:value-type="float" office:value="2265" calcext:value-type="float">
            <text:p>2265</text:p>
          </table:table-cell>
          <table:table-cell table:formula="of:=[.N10]" office:value-type="float" office:value="2265" calcext:value-type="float">
            <text:p>2265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14"/>
        </table:table-row>
      </table:table>
      <table:table table:name="2.4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stärkung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/kH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/kHz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table table:name="2.8" table:style-name="ta1"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ufbau 1</text:p>
          </table:table-cell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tensität</text:p>
          </table:table-cell>
          <table:table-cell office:value-type="string" calcext:value-type="string">
            <text:p>U\_0/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/V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ufbau 2</text:p>
          </table:table-cell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tensität</text:p>
          </table:table-cell>
          <table:table-cell office:value-type="string" calcext:value-type="string">
            <text:p>U\_0/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/V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-C*RF*dU/dt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5*10^-3" office:value-type="float" office:value="0.005" calcext:value-type="float">
            <text:p>0,005</text:p>
          </table:table-cell>
          <table:table-cell table:formula="of:=270/1000" office:value-type="float" office:value="0.27" calcext:value-type="float">
            <text:p>0,27</text:p>
          </table:table-cell>
          <table:table-cell table:formula="of:=[.F26]/[.E26]" office:value-type="float" office:value="54" calcext:value-type="float">
            <text:p>54</text:p>
          </table:table-cell>
          <table:table-cell table:number-columns-repeated="8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 style:data-style-name="N2" text:time-value="13:57:14.7960644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19T14:09:16.024557549</meta:creation-date>
    <dc:date>2014-11-20T15:12:56.721714409</dc:date>
    <dc:creator>frederik </dc:creator>
    <meta:editing-duration>PT9H17M49S</meta:editing-duration>
    <meta:editing-cycles>18</meta:editing-cycles>
    <meta:generator>LibreOffice/4.2.7.2$Linux_x86 LibreOffice_project/420m0$Build-2</meta:generator>
    <meta:document-statistic meta:table-count="5" meta:cell-count="139" meta:object-count="0"/>
    <meta:user-defined meta:name="qrichtext">1</meta:user-defined>
  </office:meta>
</office:document-meta>
</file>